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Standard">
      <style:text-properties fo:font-size="18pt" officeooo:rsid="00d0b758" officeooo:paragraph-rsid="00d0b758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officeooo:rsid="00cac738" officeooo:paragraph-rsid="00d0ea1c"/>
    </style:style>
    <style:style style:name="P6" style:family="paragraph" style:parent-style-name="Standard">
      <style:text-properties fo:font-size="18pt" officeooo:rsid="00d0b758" officeooo:paragraph-rsid="00d0ea1c"/>
    </style:style>
    <style:style style:name="P7" style:family="paragraph" style:parent-style-name="Standard">
      <style:text-properties fo:font-size="18pt" officeooo:rsid="00d0b758" officeooo:paragraph-rsid="00d0b758"/>
    </style:style>
    <style:style style:name="P8" style:family="paragraph" style:parent-style-name="Standard">
      <style:text-properties officeooo:paragraph-rsid="00d0b758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fbed9"/>
    </style:style>
    <style:style style:name="T5" style:family="text">
      <style:text-properties fo:font-size="18pt" officeooo:rsid="00d0b758"/>
    </style:style>
    <style:style style:name="T6" style:family="text">
      <style:text-properties officeooo:rsid="00cfbed9"/>
    </style:style>
    <style:style style:name="T7" style:family="text">
      <style:text-properties officeooo:rsid="00d0ea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<text:span text:style-name="T6">uissance</text:span>s</text:p>
      <text:p text:style-name="Standard"/>
      <text:p text:style-name="P8"><text:span text:style-name="T5">Cas général</text:span></text:p>
      <text:p text:style-name="P2">oral <text:span text:style-name="T7">p84</text:span> : 7, 8, 10, 14</text:p>
      <text:p text:style-name="P5"><text:span text:style-name="T7">p84 : </text:span>6, 9, 16, 17, 19</text:p>
      <text:p text:style-name="P5"><text:span text:style-name="T7">p85 :</text:span> 22, 23, 26, 27</text:p>
      <text:p text:style-name="P5">pb concrets : </text:p>
      <text:p text:style-name="P5"><text:span text:style-name="T7">p83 : </text:span>3, 4</text:p>
      <text:p text:style-name="P5">p<text:span text:style-name="T7">85 :</text:span> 32, 33</text:p>
      <text:p text:style-name="P5">p<text:span text:style-name="T7">90 :</text:span> 86</text:p>
      <text:p text:style-name="P5"><text:span text:style-name="T7">p91 :</text:span> 93</text:p>
      <text:p text:style-name="Standard"/>
      <text:p text:style-name="P3">Puissances et signes</text:p>
      <text:p text:style-name="P3"><text:span text:style-name="T7">p85 : </text:span>34, 35</text:p>
      <text:p text:style-name="P3"/>
      <text:p text:style-name="P3">Propriétés</text:p>
      <text:p text:style-name="P6"><text:span text:style-name="T7">p84 : </text:span>11, 12, 20</text:p>
      <text:p text:style-name="P6"><text:span text:style-name="T7">p85 :</text:span> 28</text:p>
      <text:p text:style-name="P6">p<text:span text:style-name="T7">86 :</text:span> 40, 41, 42, 50, 51</text:p>
      <text:p text:style-name="P6">p<text:span text:style-name="T7">90 :</text:span> 90</text:p>
      <text:p text:style-name="P3"/>
      <text:p text:style-name="P3">Puissances de 10</text:p>
      <text:p text:style-name="P6"><text:span text:style-name="T7">p85 : </text:span>29, 30, 31, 36, 37, 38</text:p>
      <text:p text:style-name="P6"><text:span text:style-name="T7">p86 :</text:span> 39, 43, 44, 45, 46, 54, 55, 56, 57</text:p>
      <text:p text:style-name="P6"><text:span text:style-name="T7">p87 :</text:span> 58, 59, 60, 62, 63</text:p>
      <text:p text:style-name="P3"/>
      <text:p text:style-name="P3">Notation scientifique</text:p>
      <text:p text:style-name="P6"><text:span text:style-name="T7">p84 : </text:span>13, 21</text:p>
      <text:p text:style-name="P6"><text:span text:style-name="T7">p87 :</text:span> 65, 66, 67, 70</text:p>
      <text:p text:style-name="P3"/>
      <text:p text:style-name="P3">Pb concrets</text:p>
      <text:p text:style-name="P6"><text:span text:style-name="T7">p88 : </text:span>71, 72, 74</text:p>
      <text:p text:style-name="P6"><text:span text:style-name="T7">p89 :</text:span> 85</text:p>
      <text:p text:style-name="P6"><text:span text:style-name="T7">p90 :</text:span> 89</text:p>
      <text:p text:style-name="P6"><text:span text:style-name="T7">p91 :</text:span> 97,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49M6S</meta:editing-duration>
    <meta:editing-cycles>157</meta:editing-cycles>
    <meta:generator>LibreOffice/7.3.7.2$Linux_X86_64 LibreOffice_project/30$Build-2</meta:generator>
    <meta:initial-creator>Véronique et Thibaud FONTANET</meta:initial-creator>
    <dc:date>2024-08-14T18:18:39.373623633</dc:date>
    <meta:print-date>2021-01-04T09:36:06.738044778</meta:print-date>
    <meta:document-statistic meta:table-count="0" meta:image-count="0" meta:object-count="0" meta:page-count="1" meta:paragraph-count="29" meta:word-count="124" meta:character-count="453" meta:non-whitespace-character-count="357"/>
  </office:meta>
</office:document-meta>
</file>